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text-properties style:font-name="Verdana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3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9pt" fo:language="fr" fo:country="BE" fo:font-weight="bold" style:font-size-asian="9pt" style:font-weight-asian="bold" style:font-size-complex="9pt"/>
    </style:style>
    <style:style style:name="P5" style:family="paragraph" style:parent-style-name="Standard">
      <style:text-properties style:font-name="Verdana" fo:font-size="9pt" fo:language="fr" fo:country="BE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9pt" fo:language="fr" fo:country="BE" style:font-size-asian="9pt" style:font-size-complex="9pt"/>
    </style:style>
    <style:style style:name="P7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1pt" fo:language="fr" fo:country="BE" fo:font-weight="bold" style:font-size-asian="11pt" style:font-weight-asian="bold" style:font-size-complex="11pt"/>
    </style:style>
    <style:style style:name="P10" style:family="paragraph" style:parent-style-name="Standard">
      <style:text-properties fo:font-size="11pt" fo:language="en" fo:country="GB" style:font-size-asian="11pt"/>
    </style:style>
    <style:style style:name="P11" style:family="paragraph" style:parent-style-name="Standard">
      <style:text-properties fo:font-size="11pt" fo:language="en" fo:country="GB" fo:font-weight="bold" style:font-size-asian="11pt" style:language-asian="zxx" style:country-asian="none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Standard">
      <style:paragraph-properties style:page-number="auto"/>
      <style:text-properties style:font-name="Verdana" fo:font-size="9pt" style:font-size-asian="9pt" style:font-size-complex="9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writing-mode="lr-tb"/>
    </style:style>
    <style:style style:name="T1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Verdana" fo:font-size="9pt" fo:language="fr" fo:country="BE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02cm solid #000000">
        <style:background-image/>
      </style:graphic-properties>
    </style:style>
    <style:style style:name="fr4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14.102cm" draw:visible-area-height="11.695cm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16244960">
          <text:insertion>
            <office:change-info>
              <dc:creator>Marie-Aude Goffin</dc:creator>
              <dc:date>2009-02-11T09:48:00</dc:date>
            </office:change-info>
          </text:insertion>
        </text:changed-region>
        <text:changed-region text:id="ct116244824">
          <text:insertion>
            <office:change-info>
              <dc:creator>Marie-Aude Goffin</dc:creator>
              <dc:date>2009-02-11T10:07:00</dc:date>
            </office:change-info>
          </text:insertion>
        </text:changed-region>
        <text:changed-region text:id="ct116244688">
          <text:insertion>
            <office:change-info>
              <dc:creator>Marie-Aude Goffin</dc:creator>
              <dc:date>2009-02-11T10:07:00</dc:date>
            </office:change-info>
          </text:insertion>
        </text:changed-region>
        <text:changed-region text:id="ct116244552">
          <text:insertion>
            <office:change-info>
              <dc:creator>Marie-Aude Goffin</dc:creator>
              <dc:date>2009-02-11T10:07:00</dc:date>
            </office:change-info>
          </text:insertion>
        </text:changed-region>
        <text:changed-region text:id="ct116244312">
          <text:insertion>
            <office:change-info>
              <dc:creator>Marie-Aude Goffin</dc:creator>
              <dc:date>2009-02-11T10:08:00</dc:date>
            </office:change-info>
          </text:insertion>
        </text:changed-region>
        <text:changed-region text:id="ct116245776">
          <text:insertion>
            <office:change-info>
              <dc:creator>Marie-Aude Goffin</dc:creator>
              <dc:date>2009-02-11T09:46:00</dc:date>
            </office:change-info>
          </text:insertion>
        </text:changed-region>
        <text:changed-region text:id="ct116245880">
          <text:insertion>
            <office:change-info>
              <dc:creator>Marie-Aude Goffin</dc:creator>
              <dc:date>2009-02-11T10:08:00</dc:date>
            </office:change-info>
          </text:insertion>
        </text:changed-region>
        <text:changed-region text:id="ct116245984">
          <text:insertion>
            <office:change-info>
              <dc:creator>Marie-Aude Goffin</dc:creator>
              <dc:date>2009-02-11T10:08:00</dc:date>
            </office:change-info>
          </text:insertion>
        </text:changed-region>
        <text:changed-region text:id="ct116246120">
          <text:insertion>
            <office:change-info>
              <dc:creator>Marie-Aude Goffin</dc:creator>
              <dc:date>2009-02-11T09:47:00</dc:date>
            </office:change-info>
          </text:insertion>
        </text:changed-region>
        <text:changed-region text:id="ct116245368">
          <text:insertion>
            <office:change-info>
              <dc:creator>Marie-Aude Goffin</dc:creator>
              <dc:date>2009-02-11T09:48:00</dc:date>
            </office:change-info>
          </text:insertion>
        </text:changed-region>
        <text:changed-region text:id="ct116245232">
          <text:insertion>
            <office:change-info>
              <dc:creator>Marie-Aude Goffin</dc:creator>
              <dc:date>2009-02-11T09:48:00</dc:date>
            </office:change-info>
          </text:insertion>
        </text:changed-region>
        <text:changed-region text:id="ct116245096">
          <text:insertion>
            <office:change-info>
              <dc:creator>Marie-Aude Goffin</dc:creator>
              <dc:date>2009-02-11T09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Cadre1" text:anchor-type="char" svg:x="-0.012cm" svg:y="0.212cm" svg:width="13.494cm" svg:height="0.776cm" draw:z-index="3"><draw:text-box><text:p text:style-name="P9">VENTILATION DES FRAIS</text:p></draw:text-box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Standard"><draw:line text:anchor-type="char" draw:z-index="1" draw:style-name="gr1" draw:text-style-name="P14" svg:x1="0.053cm" svg:y1="0.312cm" svg:x2="13.524cm" svg:y2="0.312cm"><text:p/></draw:line></text:p>
      <text:p text:style-name="Standard"><text:span text:style-name="T1"><text:s/>N° 0</text:span><text:change-start text:change-id="ct116245368"/><text:span text:style-name="T1">self.getReference()</text:span><text:change-end text:change-id="ct116245368"/><text:span text:style-name="T1"> <text:s text:c="33"/></text:span><text:change-start text:change-id="ct116245232"/><text:span text:style-name="T1">self.getWorkLocationZipCode()</text:span><text:change-end text:change-id="ct116245232"/><text:span text:style-name="T1"> </text:span><text:change-start text:change-id="ct116245096"/><text:span text:style-name="T1">self.getWorkLocationCity()</text:span><text:change-end text:change-id="ct116245096"/></text:p>
      <text:p text:style-name="P2"><draw:line text:anchor-type="char" draw:z-index="2" draw:style-name="gr1" draw:text-style-name="P14" svg:x1="0.053cm" svg:y1="0.035cm" svg:x2="13.524cm" svg:y2="0.035cm"><text:p/></draw:line></text:p>
      <text:p text:style-name="P7">Objet de la demande </text:p>
      <text:p text:style-name="P2"><draw:frame draw:style-name="fr2" draw:name="Cadre2" text:anchor-type="char" svg:x="-0.009cm" svg:y="0.048cm" svg:width="13.487cm" svg:height="1.117cm" draw:z-index="5"><draw:text-box><text:p text:style-name="P4"><text:change-start text:change-id="ct116244960"/>self.getLicenceSubject()<text:change-end text:change-id="ct116244960"/></text:p><text:p text:style-name="P6"/><text:p text:style-name="P5"/><text:p text:style-name="P5"/><text:p text:style-name="P5"/></draw:text-box></draw:frame></text:p>
      <text:p text:style-name="P7"/>
      <text:p text:style-name="P7"/>
      <text:p text:style-name="P7"/>
      <text:p text:style-name="P7">Demandeur </text:p>
      <text:p text:style-name="P2"><draw:frame draw:style-name="fr3" draw:name="Cadre3" text:anchor-type="char" svg:x="-0.009cm" svg:y="0.072cm" svg:width="13.487cm" svg:height="1.741cm" draw:z-index="4"><draw:text-box><text:p text:style-name="Standard"><text:span text:style-name="T2"><text:s text:c="5"/></text:span><text:change-start text:change-id="ct116244824"/><text:span text:style-name="T2">self.displayValue(applicantobj.listPersonTitles(), applicantobj.getPersonTitle())</text:span><text:change-end text:change-id="ct116244824"/><text:span text:style-name="T2"> </text:span><text:change-start text:change-id="ct116244688"/><text:span text:style-name="T2">applicantobj.getName2()</text:span><text:change-end text:change-id="ct116244688"/><text:span text:style-name="T2"> </text:span><text:change-start text:change-id="ct116244552"/><text:span text:style-name="T2">applicantobj.getName1()</text:span><text:change-end text:change-id="ct116244552"/></text:p><text:p text:style-name="Standard"><text:span text:style-name="T2"><text:s text:c="5"/></text:span><text:change-start text:change-id="ct116244312"/><text:span text:style-name="T2">applicantobj.getStreet()</text:span><text:change-end text:change-id="ct116244312"/><text:span text:style-name="T2">, n°</text:span><text:change-start text:change-id="ct116245776"/><text:span text:style-name="T2">applicantobj.getNumber()</text:span><text:change-end text:change-id="ct116245776"/></text:p><text:p text:style-name="Standard"><text:span text:style-name="T2"><text:s text:c="5"/></text:span><text:change-start text:change-id="ct116245880"/><text:span text:style-name="T2">applicantobj.getZipcode()</text:span><text:change-end text:change-id="ct116245880"/><text:span text:style-name="T2"> <text:s/></text:span><text:change-start text:change-id="ct116245984"/><text:span text:style-name="T2">applicantobj.getCity()</text:span><text:change-end text:change-id="ct116245984"/><text:span text:style-name="T2"> <text:s text:c="9"/>T. </text:span><text:change-start text:change-id="ct116246120"/><text:span text:style-name="T2">applicantobj.getPhone()</text:span><text:change-end text:change-id="ct116246120"/></text:p></draw:text-box></draw:frame></text:p>
      <text:p text:style-name="P7"/>
      <text:p text:style-name="P7"/>
      <text:p text:style-name="P7"/>
      <text:p text:style-name="P8"/>
      <text:p text:style-name="P8">Ventilation des frais</text:p>
      <text:p text:style-name="P11"><draw:custom-shape text:anchor-type="char" draw:z-index="6" draw:style-name="gr2" draw:text-style-name="P15" svg:width="13.472cm" svg:height="13.48cm" svg:x="0cm" svg:y="0.06cm"><text:p/><draw:enhanced-geometry svg:viewBox="0 0 21600 21600" draw:type="rectangle" draw:enhanced-path="M 0 0 L 21600 0 21600 21600 0 21600 0 0 Z N"/></draw:custom-shape></text:p>
      <text:p text:style-name="P10"/>
      <text:p text:style-name="Standard"><draw:custom-shape text:anchor-type="char" draw:z-index="7" draw:style-name="gr3" draw:text-style-name="P15" svg:width="2.541cm" svg:height="0.636cm" svg:x="10.478cm" svg:y="10.753cm"><text:p/><draw:enhanced-geometry svg:viewBox="0 0 21600 21600" draw:type="rectangle" draw:enhanced-path="M 0 0 L 21600 0 21600 21600 0 21600 0 0 Z N"/></draw:custom-shape><text:bookmark-start text:name="_1279608645"/><text:bookmark-start text:name="_1279608716"/><text:bookmark-start text:name="_1279608739"/><text:bookmark-start text:name="_1279608762"/><text:bookmark-start text:name="_1279609298"/><text:bookmark-start text:name="_1279610043"/><text:bookmark-start text:name="_1279610064"/><text:bookmark-start text:name="_1279610162"/><text:bookmark-start text:name="_1279610207"/><text:bookmark-start text:name="_1279610245"/><text:bookmark-start text:name="_1279610281"/><text:bookmark-start text:name="_1279610631"/><text:bookmark-start text:name="_1284962951"/><text:bookmark-start text:name="_1293014539"/><text:bookmark-start text:name="_1293015111"/><text:bookmark-start text:name="_1293015180"/><draw:frame draw:style-name="fr4" draw:name="Objet1" text:anchor-type="as-char" svg:width="14.831cm" svg:height="12.353cm" draw:z-index="0"><draw:object-ole xlink:href="./Object 1" xlink:type="simple" xlink:show="embed" xlink:actuate="onLoad"/><draw:image xlink:href="./ObjectReplacements/Object 1" xlink:type="simple" xlink:show="embed" xlink:actuate="onLoad"/></draw:frame><text:bookmark-end text:name="_1279608645"/><text:bookmark-end text:name="_1279608716"/><text:bookmark-end text:name="_1279608739"/><text:bookmark-end text:name="_1279608762"/><text:bookmark-end text:name="_1279609298"/><text:bookmark-end text:name="_1279610043"/><text:bookmark-end text:name="_1279610064"/><text:bookmark-end text:name="_1279610162"/><text:bookmark-end text:name="_1279610207"/><text:bookmark-end text:name="_1279610245"/><text:bookmark-end text:name="_1279610281"/><text:bookmark-end text:name="_1279610631"/><text:bookmark-end text:name="_1284962951"/><text:bookmark-end text:name="_1293014539"/><text:bookmark-end text:name="_1293015111"/><text:bookmark-end text:name="_1293015180"/></text:p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Wingdings"/>
    </style:style>
    <style:style style:name="WW8Num3z0" style:family="text">
      <style:text-properties style:font-name="Wingdings"/>
    </style:style>
    <style:style style:name="WW8Num4z0" style:family="text">
      <style:text-properties style:font-name="Wingdings"/>
    </style:style>
    <style:style style:name="WW8Num5z0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cm" fo:margin-bottom="0cm" fo:margin-left="4.001cm" fo:margin-right="3.501cm" fo:background-color="#ffffff" style:writing-mode="lr-tb" style:layout-grid-color="#c0c0c0" style:layout-grid-lines="46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9-02-11T09:39:00</meta:creation-date>
    <dc:creator>Marie-Aude Goffin</dc:creator>
    <dc:date>2009-02-25T09:56:13</dc:date>
    <meta:print-date>2009-01-12T13:32:00</meta:print-date>
    <meta:editing-cycles>5</meta:editing-cycles>
    <meta:editing-duration>PT23H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0" meta:word-count="28" meta:character-count="492"/>
  </office:meta>
</office:document-meta>
</file>